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Mono" svg:font-family="'DejaVu Sans Mono'"/>
    <style:font-face style:name="arial" svg:font-family="arial,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italic" fo:font-weight="bold" style:font-style-asian="italic" style:font-weight-asian="bold" style:font-style-complex="italic"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Standard">
      <style:text-properties fo:font-size="15pt" fo:font-style="normal" fo:font-weight="bold" style:font-size-asian="15pt" style:font-style-asian="normal" style:font-weight-asian="bold" style:font-size-complex="15pt" style:font-style-complex="normal" style:font-weight-complex="bold"/>
    </style:style>
    <style:style style:name="P12" style:family="paragraph" style:parent-style-name="Standard">
      <style:text-properties style:font-name="DejaVu Sans Mono" fo:font-size="12pt"/>
    </style:style>
    <style:style style:name="P13" style:family="paragraph" style:parent-style-name="Text_20_body">
      <style:text-properties fo:font-size="12pt" fo:font-weight="normal" style:font-size-asian="12pt" style:font-weight-asian="normal" style:font-size-complex="12pt" style:font-weight-complex="normal"/>
    </style:style>
    <style:style style:name="P14" style:family="paragraph" style:parent-style-name="Heading_20_2">
      <style:text-properties fo:font-size="12pt" fo:font-weight="normal" style:font-size-asian="12pt" style:font-weight-asian="normal" style:font-size-complex="12pt" style:font-weight-complex="normal"/>
    </style:style>
    <style:style style:name="P15" style:family="paragraph" style:parent-style-name="Preformatted_20_Text">
      <style:text-properties fo:font-variant="normal" fo:text-transform="none" fo:color="#000000" fo:letter-spacing="normal" fo:font-style="normal" fo:font-weight="normal"/>
    </style:style>
    <style:style style:name="P16" style:family="paragraph" style:parent-style-name="Preformatted_20_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P17" style:family="paragraph" style:parent-style-name="Preformatted_20_Text">
      <style:paragraph-properties fo:margin-left="0cm" fo:margin-right="0cm" fo:margin-top="0cm" fo:margin-bottom="0cm" fo:text-indent="0cm" style:auto-text-indent="false" fo:padding="0cm" fo:border="none"/>
    </style:style>
    <style:style style:name="P18" style:family="paragraph" style:parent-style-name="Preformatted_20_Text">
      <style:paragraph-properties fo:margin-left="0cm" fo:margin-right="0cm" fo:margin-top="0cm" fo:margin-bottom="0cm" fo:text-indent="0cm" style:auto-text-indent="false" fo:padding="0cm" fo:border="none"/>
      <style:text-properties style:font-name="DejaVu Sans Mono" fo:font-size="12pt"/>
    </style:style>
    <style:style style:name="P19" style:family="paragraph" style:parent-style-name="Preformatted_20_Text">
      <style:paragraph-properties fo:margin-top="0cm" fo:margin-bottom="0.499cm"/>
      <style:text-properties fo:font-variant="normal" fo:text-transform="none" fo:color="#000000" fo:letter-spacing="normal" fo:font-style="normal" fo:font-weight="normal"/>
    </style:style>
    <style:style style:name="P20" style:family="paragraph" style:parent-style-name="Preformatted_20_Text">
      <style:paragraph-properties fo:margin-top="0cm" fo:margin-bottom="0cm" fo:padding="0cm" fo:border="none"/>
      <style:text-properties style:font-name="DejaVu Sans Mono" fo:font-size="12pt"/>
    </style:style>
    <style:style style:name="T1" style:family="text">
      <style:text-properties fo:language="en" fo:country="GB" fo:font-style="italic"/>
    </style:style>
    <style:style style:name="T2" style:family="text">
      <style:text-properties fo:font-size="12pt" style:font-size-asian="12pt" style:font-size-complex="12pt"/>
    </style:style>
    <style:style style:name="T3" style:family="text">
      <style:text-properties style:font-name="DejaVu Sans Mono" fo:font-size="12pt"/>
    </style:style>
    <style:style style:name="T4" style:family="text">
      <style:text-properties fo:font-variant="normal" fo:text-transform="none" fo:color="#3c4043" style:font-name="arial" fo:font-size="10.5pt" fo:letter-spacing="normal" fo:language="en" fo:country="GB"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io Geo Finals</text:p>
      <text:p text:style-name="P2"/>
      <text:p text:style-name="P2"/>
      <text:p text:style-name="P2"/>
      <text:p text:style-name="P2">Discussion</text:p>
      <text:p text:style-name="Standard"/>
      <text:p text:style-name="Standard">„Ergebnis Interpretation“</text:p>
      <text:p text:style-name="Standard">(was schließen wir aus den Ergebnissen, Gradient, typische arten, NICHT Wiederholung der Ergebnisse)</text:p>
      <text:p text:style-name="Standard"/>
      <text:p text:style-name="P7">„main interpretation of gradient“</text:p>
      <text:p text:style-name="Standard">With our results we can esimate that the moos composition depend on the respectiv substrate and not on the dominant tree species. Further we can assume that tehre is a gradient with the substartes. The moos species differ between the epipytical and soil substarte plots with several species occuring additionally on deadwood. The soil and epipytical plots are spereated from each other wihile deadwood is some kind of a „übergangs substarte“ between the too different substartes. Therefore we conclude/assume that there is a gradient from <text:s/>Epipytica over deadwood to soil substartes. Epipytical species can be found on deadwood because trees or „rinde“ falls down. So that the typicall epiytic moos species found o deadwood grew on epipytcal substarte and remain on deadwood which has fallen down. In time the deadwood „zerfällt“ further and build soil substarte. Hereby typical soil species settle down on the soil substarte with no more remaining epipycal species.</text:p>
      <text:p text:style-name="Standard"><text:s/>So we estimate that most teretrial or epipytic species found on other subtartes in tiny coverage occure due to this naturla cycle. </text:p>
      <text:p text:style-name="Standard"/>
      <text:p text:style-name="Standard">Furthermore we could not find any correlations between our collected envirmonet parameters / the tree scrub or herb layers (entweder ein klmammern das eine oder andere) with the coverage of moos species and or the amount of diffenret moos species. We expect that there are diffenret envrimental parameters especially the mirco climate conditions which affect the biodiversity and total coverage of moos species. We assume that the biodiversity of moos species depend much more on the zonal climatic conditions than on the forest typ. Eg other species can be found in higher elevation (like the black forest) et eibauen aber nur mit wuellen.</text:p>
      <text:p text:style-name="Standard"/>
      <text:p text:style-name="P7">„Issue Epiphyt auf lvl 1 ist soil“</text:p>
      <text:p text:style-name="Standard">In our vegetation survey method we assigned species occuring on the base of a tree to the epipytic substrate but especially on treeroots some soil can be accumulated. Therefore we found typical teresstrial species like eurynithium striatum or mnium hrnum on tree bases and assigned them to epipytcial substartes. This could result in some difficultiys for the Multi variant statictiscal approch so that epipytical plots dont show similaritys because there occure teresstrial species … (umschrieben).</text:p>
      <text:p text:style-name="Standard"/>
      <text:p text:style-name="P7">„Result höhe epipyt“</text:p>
      <text:p text:style-name="Standard">We can conclude that the height epipytical moos species occure on trees depends on the tree species. We assume that this is affected by the different humidity of the barks. While gynosperm tree species have constant branches which protect from raining angiosperm tree species barks are more humid due to rain from the sids. (das können wir aber nur mit quellen machen!)</text:p>
      <text:p text:style-name="Standard"/>
      <text:p text:style-name="P7">„Issue Soil hat andere Skala, daher schlechter vergleichbar was relative menge angeht“</text:p>
      <text:p text:style-name="P1">eig das wichtigste problme. Dadruch das soil covergae mit den anderen ncith richtig vergelichbar ist, kann es sein das der datensatz verfälscht wird. Zb kommt eine tereische art auf DW mit 4 vor, aber auf soil nur gering. Aber wenn auf soil eine species alles besiderlt kann es dennoch nur ein r sein, da die fläche so klein ist. Daher kann es sein, dass es so aussieht als sei die species viel mehr <text:soft-page-break/>auf dw zu finden, awas aber nicht stimmen muss.</text:p>
      <text:p text:style-name="Standard"/>
      <text:p text:style-name="Standard">We estimated the coverage values for the substartes in relation to theri repectif area ecept for soil. Here we used the absolut area of the main plot</text:p>
      <text:p text:style-name="Standard">Due to our sampling design we could have difficultiy in comparing the soil subplots with each other. We estimated the covergae of species on the substartes in realtion to their repectiv area but for soil we used the absolut area of the main plot. While this helped to compare plots with high amount of soil (eg clearings) with the small soil spots on forest plots, this lead to <text:s/>small coverage values (r and +) for most species. Therefore we expect that a clearing can be seperated from forest plots very clear but the soil subplots on forest plots are more …</text:p>
      <text:p text:style-name="Standard">Furtther this results in problems with comparing the coverage of moos species on different subplots. It is possible that if the coverage of epipyhic and or deadwood species vary in differnet plots the soil subplots show similar values. This maybe affeced the multi-varinat statistical methods.</text:p>
      <text:p text:style-name="Standard"/>
      <text:p text:style-name="P7"/>
      <text:p text:style-name="Standard"/>
      <text:p text:style-name="P2">„Issue menge an plots bei Lärche, Lichtung, zu wenige für Aussagekraft für Waldtyp“</text:p>
      <text:p text:style-name="Standard">In our study area we have only one small department with <text:span text:style-name="T1">Larix decidua</text:span> and further in this department only a few <text:span text:style-name="T1">Larix decidua</text:span> occure. Compared the the other main tree species department we could collect less data for <text:span text:style-name="T1">Larix decidua. </text:span></text:p>
      <text:p text:style-name="Standard"><text:span text:style-name="T1"/></text:p>
      <text:p text:style-name="Standard"><text:span text:style-name="T1"/></text:p>
      <text:p text:style-name="Standard"><text:span text:style-name="T1">Auf problme mit fichte und douglasie hinwiesen?</text:span></text:p>
      <text:p text:style-name="Standard"><text:span text:style-name="T1">Further the gymnospersm tree species Picea abies and </text:span><text:span text:style-name="T4">Pseudotsuga menziesii are vera difficult to diffientriare. We trust that </text:span></text:p>
      <text:p text:style-name="P3"/>
      <text:p text:style-name="P1">sekundäre Diskussion (muss nicht unbedingt rein) ???</text:p>
      <text:p text:style-name="Standard"/>
      <text:p text:style-name="P1">- Probleme mit cor test bei Baumart vs epi lvl (flasche skala)</text:p>
      <text:p text:style-name="P1">- Probleme mit MVS wieso ergebnisse son untershcieliche (NICHT wegen datensatz (das kommt oben) sondern technisch?)</text:p>
      <text:p text:style-name="P1"/>
      <text:p text:style-name="P4">Conlusions</text:p>
      <text:p text:style-name="P5">kurzfassung was wir rausgeudnehaben</text:p>
      <text:p text:style-name="P5"/>
      <text:p text:style-name="P5">We can conclude the distribution of moos species does not depend on the dominant tree species but on the substarte (oder andersherum). There are typical moos compositions which can be found on their respectiv substartes (hier nochmal indicator species nennen, bei DW mit ypnum und covergae). Further we can conclude that the height reached byepipctially moos species depends on the treetyp. Moos species occurig on gymnosperm tree species reach much lesser heights (less than 1 meter) than on angiosperm tree species (up to 3 meters).</text:p>
      <text:p text:style-name="P5"/>
      <text:p text:style-name="P11">Was noch zu machne ist.</text:p>
      <text:p text:style-name="P5"/>
      <text:p text:style-name="P7">Hinweis das wir alles nachvolziehbar in R gemacht ahben (anspruch unserers masters)</text:p>
      <text:p text:style-name="P5">For a full traceability we used R for the data preprocessing and analysis. See our Github for the full workflow HYPERLINK</text:p>
      <text:p text:style-name="P5"/>
      <text:p text:style-name="P5">Weitere Ergebnisse und informationen in Git</text:p>
      <text:p text:style-name="P5">ggf alle ergebnisse von MVS ordentlich amchen und im git plaz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Mono" svg:font-family="'DejaVu Sans Mono'"/>
    <style:font-face style:name="arial" svg:font-family="arial,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12T12:29:12.36</meta:creation-date>
    <dc:date>2020-03-14T14:41:06.89</dc:date>
    <meta:editing-duration>PT1H37M20S</meta:editing-duration>
    <meta:editing-cycles>3</meta:editing-cycles>
    <meta:generator>OpenOffice/4.1.3$Win32 OpenOffice.org_project/413m1$Build-9783</meta:generator>
    <meta:document-statistic meta:table-count="0" meta:image-count="0" meta:object-count="0" meta:page-count="2" meta:paragraph-count="32" meta:word-count="978" meta:character-count="6010"/>
  </office:meta>
</office:document-meta>
</file>